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251b"/>
    </style:style>
    <style:style style:name="P2" style:family="paragraph" style:parent-style-name="Standard">
      <style:text-properties fo:color="#ce181e"/>
    </style:style>
    <style:style style:name="T1" style:family="text">
      <style:text-properties officeooo:rsid="0005251b"/>
    </style:style>
    <style:style style:name="T2" style:family="text">
      <style:text-properties officeooo:rsid="0007116f"/>
    </style:style>
    <style:style style:name="T3" style:family="text">
      <style:text-properties officeooo:rsid="00082451"/>
    </style:style>
    <style:style style:name="T4" style:family="text">
      <style:text-properties officeooo:rsid="0009141d"/>
    </style:style>
    <style:style style:name="T5" style:family="text">
      <style:text-properties officeooo:rsid="000a8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4"/><text:span text:style-name="T1">MCQ Question For PHP</text:span></text:p>
      <text:p text:style-name="P1"/>
      <text:p text:style-name="P1">1. What does PHP stand for?</text:p>
      <text:p text:style-name="P2">i Personal Home Page</text:p>
      <text:p text:style-name="P2">ii) Hypertext Preprocessor</text:p>
      <text:p text:style-name="Standard">iii) Pretext Hypertext Processor</text:p>
      <text:p text:style-name="Standard">iv) Preprocessor Home Page</text:p>
      <text:p text:style-name="Standard"/>
      <text:p text:style-name="Standard"><text:span text:style-name="T5">A</text:span>) Both i) and iii)</text:p>
      <text:p text:style-name="Standard"><text:span text:style-name="T5">B</text:span>) Both ii) and iv)</text:p>
      <text:p text:style-name="Standard"><text:span text:style-name="T5">C</text:span>) Only ii)</text:p>
      <text:p text:style-name="P2"><text:span text:style-name="T5">D</text:span>) Both i) and ii)</text:p>
      <text:p text:style-name="P2"/>
      <text:p text:style-name="P2">Ans:A</text:p>
      <text:p text:style-name="Standard"/>
      <text:p text:style-name="Standard">2. Who is the father of PHP?</text:p>
      <text:p text:style-name="P2">A. Rasmus Lerdorf</text:p>
      <text:p text:style-name="Standard">B. Willam Makepiece </text:p>
      <text:p text:style-name="Standard">C. Drek Kolkevi </text:p>
      <text:p text:style-name="Standard">D. List Barely</text:p>
      <text:p text:style-name="Standard"/>
      <text:p text:style-name="P2">Ans:A</text:p>
      <text:p text:style-name="Standard"/>
      <text:p text:style-name="Standard"/>
      <text:p text:style-name="Standard"><text:s/></text:p>
      <text:p text:style-name="Standard">3. PHP files have a default file extension of_______</text:p>
      <text:p text:style-name="Standard"><text:span text:style-name="T4">A</text:span>) .html</text:p>
      <text:p text:style-name="Standard"><text:span text:style-name="T4">B</text:span>) .xml</text:p>
      <text:p text:style-name="P2"><text:span text:style-name="T4">C</text:span>) .php</text:p>
      <text:p text:style-name="Standard"><text:span text:style-name="T4">D</text:span>) .ph</text:p>
      <text:p text:style-name="Standard"/>
      <text:p text:style-name="P2">Ans: C</text:p>
      <text:p text:style-name="P2"/>
      <text:p text:style-name="Standard"/>
      <text:p text:style-name="Standard">4. A PHP script should start with ___ and end with ___:</text:p>
      <text:p text:style-name="Standard">A.&lt; php &gt;</text:p>
      <text:p text:style-name="Standard">B.&lt; ? php ?&gt;</text:p>
      <text:p text:style-name="Standard">C. &lt; ? ? &gt;</text:p>
      <text:p text:style-name="P2">D.&lt; ?php <text:s/>? &gt;</text:p>
      <text:p text:style-name="Standard"/>
      <text:p text:style-name="P2">Ans: 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5. Which of the looping statements is/are supported by PHP?</text:p>
      <text:p text:style-name="Standard">i) for loop</text:p>
      <text:p text:style-name="Standard">ii) while loop</text:p>
      <text:p text:style-name="Standard">iii) do-while loop</text:p>
      <text:p text:style-name="Standard">iv) foreach loop</text:p>
      <text:p text:style-name="Standard"/>
      <text:p text:style-name="Standard">A. (i) and (ii) </text:p>
      <text:p text:style-name="Standard">B. (i), (ii) and (iii) </text:p>
      <text:p text:style-name="P2">C. All of the mentioned </text:p>
      <text:p text:style-name="Standard">D. None of the mentioned</text:p>
      <text:p text:style-name="Standard"/>
      <text:p text:style-name="P2">Ans:C</text:p>
      <text:p text:style-name="Standard"/>
      <text:p text:style-name="Standard"/>
      <text:p text:style-name="Standard">6. Which of the following is/are a PHP code editor? </text:p>
      <text:p text:style-name="Standard">i) Notepad</text:p>
      <text:p text:style-name="Standard">ii) Notepad++</text:p>
      <text:p text:style-name="Standard">iii) Adobe Dreamweaver</text:p>
      <text:p text:style-name="Standard">iv) PDT</text:p>
      <text:p text:style-name="Standard"/>
      <text:p text:style-name="Standard">A. Only (iv) </text:p>
      <text:p text:style-name="P2">B. All of the mentioned. </text:p>
      <text:p text:style-name="Standard">C. (i), (ii) and (iii) </text:p>
      <text:p text:style-name="Standard">D. Only (iii)</text:p>
      <text:p text:style-name="Standard"/>
      <text:p text:style-name="P2">Ans: B</text:p>
      <text:p text:style-name="Standard"/>
      <text:p text:style-name="Standard"/>
      <text:p text:style-name="Standard"/>
      <text:p text:style-name="Standard">7. Which of the following must be installed on your computer so as to run PHP script?</text:p>
      <text:p text:style-name="Standard">i) Adobe Dreamweaver</text:p>
      <text:p text:style-name="Standard">ii) XAMPP</text:p>
      <text:p text:style-name="Standard">iii) Apache and PHP</text:p>
      <text:p text:style-name="Standard">iv) IIS</text:p>
      <text:p text:style-name="Standard"/>
      <text:p text:style-name="Standard"><text:span text:style-name="T3">A</text:span>) All of the mentioned</text:p>
      <text:p text:style-name="Standard"><text:span text:style-name="T3">B)</text:span> Only ii)</text:p>
      <text:p text:style-name="Standard"><text:span text:style-name="T3">C</text:span>) ii) and iii)</text:p>
      <text:p text:style-name="P2"><text:span text:style-name="T3">D</text:span>) ii), iii) and iv)</text:p>
      <text:p text:style-name="Standard"/>
      <text:p text:style-name="Standard"/>
      <text:p text:style-name="P2">Ans: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How should we add a single line comment in our PHP code?</text:p>
      <text:p text:style-name="Standard">i) /?</text:p>
      <text:p text:style-name="Standard">ii) //</text:p>
      <text:p text:style-name="Standard">iii) #</text:p>
      <text:p text:style-name="Standard">iv) /* */</text:p>
      <text:p text:style-name="Standard"/>
      <text:p text:style-name="Standard"/>
      <text:p text:style-name="Standard"><text:span text:style-name="T2">A</text:span>) Only ii)</text:p>
      <text:p text:style-name="Standard"><text:span text:style-name="T2">B)</text:span> i), iii) and iv)</text:p>
      <text:p text:style-name="P2"><text:span text:style-name="T2">C</text:span>) ii), iii) and iv)</text:p>
      <text:p text:style-name="Standard"><text:span text:style-name="T2">D)</text:span> Both ii) and iv)</text:p>
      <text:p text:style-name="Standard"/>
      <text:p text:style-name="Standard"/>
      <text:p text:style-name="P2">Ans: C</text:p>
      <text:p text:style-name="Standard"/>
      <text:p text:style-name="Standard"/>
      <text:p text:style-name="Standard"/>
      <text:p text:style-name="Standard">9. Which of the below symbols is a newline character?</text:p>
      <text:p text:style-name="Standard">A. \r </text:p>
      <text:p text:style-name="P2">B. \n </text:p>
      <text:p text:style-name="Standard">C. /n </text:p>
      <text:p text:style-name="Standard">D. /r</text:p>
      <text:p text:style-name="Standard"/>
      <text:p text:style-name="Standard"/>
      <text:p text:style-name="P2">Ans:B</text:p>
      <text:p text:style-name="Standard"/>
      <text:p text:style-name="Standard"/>
      <text:p text:style-name="Standard">10. Which of the following PHP statement/statements will store 111 in variable num?</text:p>
      <text:p text:style-name="Standard">i) int $num = 111;</text:p>
      <text:p text:style-name="Standard">ii) int mum = 111;</text:p>
      <text:p text:style-name="Standard">iii) $num = 111;</text:p>
      <text:p text:style-name="Standard">iv) 111 = $num;</text:p>
      <text:p text:style-name="Standard"/>
      <text:p text:style-name="Standard"><text:span text:style-name="T2">A</text:span>) Both i) and ii)</text:p>
      <text:p text:style-name="Standard"><text:span text:style-name="T2">B</text:span>) All of the mentioned</text:p>
      <text:p text:style-name="P2"><text:span text:style-name="T2">C</text:span> Only iii)</text:p>
      <text:p text:style-name="Standard"><text:span text:style-name="T2">D)</text:span> Only i)</text:p>
      <text:p text:style-name="Standard"/>
      <text:p text:style-name="P2">Ans: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57:13.459847813</meta:creation-date>
    <dc:date>2019-07-20T11:18:32.411626677</dc:date>
    <meta:editing-duration>PT21M1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348" meta:character-count="1637" meta:non-whitespace-character-count="1305"/>
  </office:meta>
</office:document-meta>
</file>